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950e"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fo:background-color="#ffff99" fo:border="0.06pt solid #000000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" style:font-name-asian="Droid Sans Fallback" style:font-name-complex="Free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default-cell-style-name="ce5"/>
        <table:table-column table:style-name="co2" table:default-cell-style-name="ce7"/>
        <table:table-column table:style-name="co1" table:number-columns-repeated="6" table:default-cell-style-name="Default"/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8" table:number-rows-spanned="1">
            <text:p>Cinnamon chess engine – Perft Results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nbqkbnr/pppppppp/8/8/8/8/PPPPPPPP/RNBQKBNR w KQkq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rnbqkbnr/pppppppp/8/8/8/8/PPPPPPPP/RNBQKBNR w KQkq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902" calcext:value-type="float">
            <text:p>89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97281" calcext:value-type="float">
            <text:p>19728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865609" calcext:value-type="float">
            <text:p>486560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9060324" calcext:value-type="float">
            <text:p>1190603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95901860" calcext:value-type="float">
            <text:p>319590186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4998978956" calcext:value-type="float">
            <text:p>84998978956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439530234167" calcext:value-type="float">
            <text:p>243953023416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r3k2r/p1ppqpb1/bn2pnp1/3PN3/1p2P3/2N2Q1p/PPPBBPPP/R3K2R w Kqkq <text:s/>- 0 25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8" office:value-type="string" calcext:value-type="string" table:number-columns-spanned="5" table:number-rows-spanned="11">
            <text:p>xxxxxxa"http://webchess.freehostia.com/diag/chessdiag.php?fen=r3k2r/p1ppqpb1/bn2pnp1/3PN3/1p2P3/2N2Q1p/PPPBBPPP/R3K2R w Kqkq <text:s/>- 0 25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39" calcext:value-type="float">
            <text:p>203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7862" calcext:value-type="float">
            <text:p>9786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85603" calcext:value-type="float">
            <text:p>40856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3690690" calcext:value-type="float">
            <text:p>1936906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031647685" calcext:value-type="float">
            <text:p>803164768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4190009323" calcext:value-type="float">
            <text:p>37419000932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3"/>
          <table:covered-table-cell table:number-columns-repeated="2" table:style-name="ce10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PPP4k/8/8/8/8/4Kppp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9" office:value-type="string" calcext:value-type="string" table:number-columns-spanned="5" table:number-rows-spanned="12">
            <text:p>xxxxxxa"http://webchess.freehostia.com/diag/chessdiag.php?fen=8/PPP4k/8/8/8/8/4Kppp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044" calcext:value-type="float">
            <text:p>50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9363" calcext:value-type="float">
            <text:p>8936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45545" calcext:value-type="float">
            <text:p>174554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336777" calcext:value-type="float">
            <text:p>3433677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749660761" calcext:value-type="float">
            <text:p>7496607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6303466487" calcext:value-type="float">
            <text:p>1630346648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89736558441" calcext:value-type="float">
            <text:p>38973655844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2"/>
          <table:covered-table-cell table:style-name="ce10"/>
          <table:covered-table-cell table:number-columns-repeated="2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2p5/3p4/KP5r/1R3p1k/8/4P1P1/8 w - - 0 1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8" office:value-type="string" calcext:value-type="string" table:number-columns-spanned="5" table:number-rows-spanned="13">
            <text:p>xxxxxxa"http://webchess.freehostia.com/diag/chessdiag.php?fen=8/2p5/3p4/KP5r/1R3p1k/8/4P1P1/8 w - - 0 1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12" calcext:value-type="float">
            <text:p>281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3238" calcext:value-type="float">
            <text:p>43238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74624" calcext:value-type="float">
            <text:p>67462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030083" calcext:value-type="float">
            <text:p>110300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78633661" calcext:value-type="float">
            <text:p>178633661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09794393" calcext:value-type="float">
            <text:p>30097943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0086749815" calcext:value-type="float">
            <text:p>50086749815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3K4/2p5/p2b2r1/5k2/8/8/1q6 b - 1 67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3K4/2p5/p2b2r1/5k2/8/8/1q6 b - 1 67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3310" calcext:value-type="float">
            <text:p>1331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4703" calcext:value-type="float">
            <text:p>5470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38084" calcext:value-type="float">
            <text:p>253808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0809689" calcext:value-type="float">
            <text:p>108096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93407574" calcext:value-type="float">
            <text:p>49340757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74492344" calcext:value-type="float">
            <text:p>2074492344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93718646102" calcext:value-type="float">
            <text:p>93718646102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3">
          <table:table-cell table:number-columns-repeated="2"/>
          <table:table-cell table:style-name="ce3" office:value-type="string" calcext:value-type="string" table:number-columns-spanned="8" table:number-rows-spanned="1">
            <text:p>Fen position 8/7p/p5pb/4k3/P1pPn3/8/P5PP/1rB2RK1 b - d3 0 28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table:number-columns-repeated="2"/>
          <table:table-cell table:style-name="ce1"/>
          <table:table-cell table:style-name="Default"/>
          <table:table-cell table:number-columns-repeated="6"/>
        </table:table-row>
        <table:table-row table:style-name="ro3">
          <table:table-cell table:number-columns-repeated="2"/>
          <table:table-cell table:style-name="ce4" office:value-type="string" calcext:value-type="string">
            <text:p>Depth</text:p>
          </table:table-cell>
          <table:table-cell table:style-name="ce6" office:value-type="string" calcext:value-type="string">
            <text:p>Nodes</text:p>
          </table:table-cell>
          <table:table-cell table:number-columns-repeated="6"/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8" office:value-type="string" calcext:value-type="string" table:number-columns-spanned="5" table:number-rows-spanned="12">
            <text:p>xxxxxxa"http://webchess.freehostia.com/diag/chessdiag.php?fen=8/7p/p5pb/4k3/P1pPn3/8/P5PP/1rB2RK1 b - d3 0 28&amp;amp&amp;size=large&amp;amp&amp;coord=yes&amp;amp&amp;cap=no&amp;amp&amp;stm=yes&amp;amp&amp;fb=no&amp;amp&amp;theme=classic&amp;amp&amp;color1=E3CEAA&amp;amp&amp;color2=635147&amp;amp&amp;color3=000000" <text:s/>height="300" width="300"xxxxxxb</text:p>
          </table:table-cell>
          <table:covered-table-cell table:number-columns-repeated="4"/>
        </table:table-row>
        <table:table-row table:style-name="ro3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293" calcext:value-type="float">
            <text:p>329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7197" calcext:value-type="float">
            <text:p>67197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81089" calcext:value-type="float">
            <text:p>1881089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8633283" calcext:value-type="float">
            <text:p>38633283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69189070" calcext:value-type="float">
            <text:p>106918907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2488501780" calcext:value-type="float">
            <text:p>22488501780</text:p>
          </table:table-cell>
          <table:table-cell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covered-table-cell table:number-columns-repeated="5"/>
        </table:table-row>
        <table:table-row table:style-name="ro3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/00/0000</text:date>, <text:time style:data-style-name="N2" text:time-value="19:53:55.291037476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ko </meta:initial-creator>
    <meta:creation-date>2015-09-28T21:35:56.413712730</meta:creation-date>
    <dc:date>2015-09-30T19:54:44.519029332</dc:date>
    <dc:creator>geko </dc:creator>
    <meta:editing-duration>PT3H9M21S</meta:editing-duration>
    <meta:editing-cycles>52</meta:editing-cycles>
    <meta:generator>LibreOffice/4.2.8.2$Linux_X86_64 LibreOffice_project/420m0$Build-2</meta:generator>
    <dc:title>Cinnamon chess engine - Perft results</dc:title>
    <meta:document-statistic meta:table-count="1" meta:cell-count="148" meta:object-count="0"/>
  </office:meta>
</office:document-meta>
</file>